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Goudy Stout" svg:font-family="'Goudy Stou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fo:min-height="2.5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3.473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1.872cm"/>
      <style:paragraph-properties style:writing-mode="lr-tb"/>
    </style:style>
    <style:style style:name="pr6" style:family="presentation" style:parent-style-name="Обычный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1" fo:font-size="32pt" style:font-size-asian="32pt"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style:font-name="Courier New1"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-color="#ffffff"/>
    </style:style>
    <style:style style:name="T1" style:family="text">
      <style:text-properties style:font-name="Liberation Sans1"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ourier New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4cm" svg:y="0.512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4cm" svg:y="9.603cm">
          <draw:text-box>
            <text:p text:style-name="P2"><text:span text:style-name="T1">Лекция 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1" draw:layer="layout" svg:width="25.199cm" svg:height="3.473cm" svg:x="1.4cm" svg:y="0.206cm" presentation:class="title" presentation:user-transformed="true">
          <draw:text-box>
            <text:p>12. Задание синонимов типов посредством typedef</text:p>
          </draw:text-box>
        </draw:frame>
        <draw:frame presentation:style-name="pr4" draw:text-style-name="P7" draw:layer="layout" svg:width="25.199cm" svg:height="10.815cm" svg:x="1.4cm" svg:y="4.185cm" presentation:class="outline" presentation:user-transformed="true">
          <draw:text-box>
            <text:p><text:span text:style-name="T2">Язык C предоставляет средство, которое позволяет давать типам данных новые имена. Например, объявление</text:span></text:p>
            <text:p><text:span text:style-name="T3"><text:s text:c="2"/></text:span><text:span text:style-name="T3">typedef int Length;</text:span></text:p>
            <text:p><text:span text:style-name="T2">делает имя </text:span><text:span text:style-name="T3">Length</text:span><text:span text:style-name="T2"> синонимом </text:span><text:span text:style-name="T3">int</text:span><text:span text:style-name="T2">. С этого момента тип </text:span><text:span text:style-name="T3">Length</text:span><text:span text:style-name="T2"> можно применять в объявлениях, в операторе приведения и т. д. точно так же, как тип </text:span><text:span text:style-name="T3">int</text:span><text:span text:style-name="T2">:</text:span></text:p>
            <text:p><text:span text:style-name="T3"><text:s text:c="2"/></text:span><text:span text:style-name="T3">Length len, maxlen;</text:span></text:p>
            <text:p text:style-name="P5"><text:span text:style-name="T3"><text:s text:c="2"/></text:span><text:span text:style-name="T3">Length *lengths[];</text:span></text:p>
            <text:p><text:span text:style-name="T2">Аналогично объявление</text:span></text:p>
            <text:p text:style-name="P6"><text:span text:style-name="T3"><text:s text:c="2"/></text:span><text:span text:style-name="T3">typedef char *String;</text:span></text:p>
            <text:p text:style-name="P6"><text:span text:style-name="T2">делает </text:span><text:span text:style-name="T3">String</text:span><text:span text:style-name="T2"> синонимом </text:span><text:span text:style-name="T3">char*</text:span><text:span text:style-name="T2">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7" draw:layer="layout" svg:width="25.199cm" svg:height="12cm" svg:x="1.4cm" svg:y="2.1cm" presentation:class="outline" presentation:user-transformed="true">
          <draw:text-box>
            <text:p text:style-name="P6"><text:span text:style-name="T3"><text:s text:c="2"/></text:span><text:span text:style-name="T3">String р, lineptr[MAXLINES], alloc(int);</text:span></text:p>
            <text:p text:style-name="P5"><text:span text:style-name="T3"><text:s text:c="2"/></text:span><text:span text:style-name="T3">int strcmp(String, String);</text:span></text:p>
            <text:p text:style-name="P5"><text:span text:style-name="T3"><text:s text:c="2"/></text:span><text:span text:style-name="T3">p = (String) malloc(100);</text:span></text:p>
            <text:p text:style-name="P6"><text:span text:style-name="T2">Объявление </text:span><text:span text:style-name="T3">typedef</text:span><text:span text:style-name="T2"> не создает объявления нового типа, оно лишь сообщает новое имя уже существующему типу. Новые имена объявляют переменные с теми же свойствами, как если бы они были объявлены напрямую без переименования типа.</text:span></text:p>
            <text:p><text:span text:style-name="T2">Для применения </text:span><text:span text:style-name="T3">typedef</text:span><text:span text:style-name="T2"> существуют две <text:s/>причины.</text:span></text:p>
            <text:list text:style-name="L3">
              <text:list-item>
                <text:p><text:span text:style-name="T2"><text:s/></text:span><text:span text:style-name="T2">Параметризация программы, связанная с проблемой переносимости. Если с помощью </text:span><text:span text:style-name="T3">typedef</text:span><text:span text:style-name="T2"> объявить типы данных, которые являются машинно-зависимыми, то при переносе программы на другую машину потребуется внести изменения только в определения </text:span><text:span text:style-name="T3">typedef</text:span><text:span text:style-name="T2">.</text:span></text:p>
              </text:list-item>
              <text:list-item>
                <text:p><text:span text:style-name="T4"><text:s/></text:span><text:span text:style-name="T4">Желание сделать</text:span><text:span text:style-name="T2"> текст программы более ясным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text-style-name="P1" draw:layer="layout" svg:width="25.199cm" svg:height="3.473cm" svg:x="1.4cm" svg:y="0.206cm" presentation:class="title" presentation:user-transformed="true">
          <draw:text-box>
            <text:p>13. Стандартные потоки ввода и вывода</text:p>
          </draw:text-box>
        </draw:frame>
        <draw:frame presentation:style-name="pr4" draw:text-style-name="P7" draw:layer="layout" svg:width="25.199cm" svg:height="11.3cm" svg:x="1.4cm" svg:y="4cm" presentation:class="outline" presentation:user-transformed="true">
          <draw:text-box>
            <text:p><text:span text:style-name="T2">При запуске Си-программы операционная система всегда открывает три файла и обеспечивает три файловые ссылки на них. Этими файлами являются: стандартный ввод, стандартный вывод и стандартный файл ошибок. Соответствующие им указатели называются </text:span><text:span text:style-name="T3">stdin</text:span><text:span text:style-name="T2">, </text:span><text:span text:style-name="T3">stdout</text:span><text:span text:style-name="T2"> и </text:span><text:span text:style-name="T3">stderr</text:span><text:span text:style-name="T2">; они описаны в </text:span><text:span text:style-name="T3">&lt;stdio.h&gt;</text:span><text:span text:style-name="T2">.</text:span></text:p>
            <text:p><text:span text:style-name="T2">Обычно </text:span><text:span text:style-name="T3">stdin</text:span><text:span text:style-name="T2"> соотнесен с клавиатурой, a </text:span><text:span text:style-name="T3">stdout</text:span><text:span text:style-name="T2"> и </text:span><text:span text:style-name="T3">stderr</text:span><text:span text:style-name="T2"> — с экраном. Однако их также можно связать с файлами или, используя конвейерный механизм, соединить напрямую с другими программами.</text:span></text:p>
            <text:p><text:span text:style-name="T2">Для операций ввода/вывода можно использовать функции </text:span><text:span text:style-name="T3">getc</text:span><text:span text:style-name="T2"> и </text:span><text:span text:style-name="T3">putc</text:span><text:span text:style-name="T2">.</text:span></text:p>
            <text:p><text:span text:style-name="T3">int getc(FILE *fp)</text:span><text:span text:style-name="T2"> — возвращает следующий символ из потока, на который указывает </text:span><text:span text:style-name="T3">*fp</text:span><text:span text:style-name="T2">; в случае исчерпания файла или ошибки она возвращает </text:span><text:span text:style-name="T3">EOF</text:span><text:span text:style-name="T2">.</text:span></text:p>
            <text:p><text:span text:style-name="T3">int putc(int с, FILE *fp)</text:span><text:span text:style-name="T2"> — <text:s/>пишет символ </text:span><text:span text:style-name="T3">c</text:span><text:span text:style-name="T2"> в файл </text:span><text:span text:style-name="T3">fp</text:span><text:span text:style-name="T2"> и возвращает записанный символ или </text:span><text:span text:style-name="T3">EOF</text:span><text:span text:style-name="T2"> в случае ошибки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text-style-name="P1" draw:layer="layout" svg:width="25.199cm" svg:height="3.473cm" svg:x="1.4cm" svg:y="0.206cm" presentation:class="title" presentation:user-transformed="true">
          <draw:text-box>
            <text:p>14. Обзор стандартной библиотеки</text:p>
          </draw:text-box>
        </draw:frame>
        <draw:frame presentation:style-name="pr4" draw:text-style-name="P8" draw:layer="layout" svg:width="25.199cm" svg:height="10.315cm" svg:x="1.4cm" svg:y="4.085cm" presentation:class="outline" presentation:user-transformed="true">
          <draw:text-box>
            <text:p text:style-name="P8"><text:span text:style-name="T5">Доступ к заголовочному файлу осуществляется с помощью строки препроцессора</text:span></text:p>
            <text:p text:style-name="P8"><text:span text:style-name="T6">#include &lt;заголовочный-файл&gt;</text:span></text:p>
            <text:p text:style-name="P8"><text:span text:style-name="T5">Заголовочные файлы можно включать в любом порядке и сколько угодно раз. Строка #include должна встретиться раньше, чем что-нибудь из включаемого заголовочного файла будет востребовано.</text:span></text:p>
            <text:p text:style-name="P8"><text:span text:style-name="T5">Внешние идентификаторы, начинающиеся со знака подчеркивания, а также другие идентификаторы, начинающиеся с двух знаков подчеркивания или с подчеркивания и заглавной буквы, зарезервированы для использования в библиотеке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text-style-name="P10" draw:layer="layout" svg:width="25.199cm" svg:height="1.872cm" svg:x="1.4cm" svg:y="0.628cm" presentation:class="title" presentation:user-transformed="true">
          <draw:text-box>
            <text:p text:style-name="P9"><text:span text:style-name="T7">Ввод-вывод: &lt;stdio.h&gt;</text:span></text:p>
          </draw:text-box>
        </draw:frame>
        <draw:frame presentation:style-name="pr4" draw:text-style-name="P11" draw:layer="layout" svg:width="25.199cm" svg:height="10cm" svg:x="1.4cm" svg:y="3.4cm" presentation:class="outline" presentation:user-transformed="true">
          <draw:text-box>
            <text:list text:style-name="L2">
              <text:list-item>
                <text:p text:style-name="P11"><text:span text:style-name="T8">Поддерживает два вида потоков: текстовый и бинарный</text:span></text:p>
              </text:list-item>
              <text:list-item>
                <text:p text:style-name="P11"><text:span text:style-name="T8">Три <text:s/>стандартных потока: </text:span><text:span text:style-name="T9">stdin</text:span><text:span text:style-name="T8">, </text:span><text:span text:style-name="T9">stdout</text:span><text:span text:style-name="T8"> и </text:span><text:span text:style-name="T9">stderr</text:span><text:span text:style-name="T8">.</text:span></text:p>
              </text:list-item>
              <text:list-item>
                <text:p text:style-name="P11"><text:span text:style-name="T8">Операции с файлами: открытие/закрытие, удаление, переименование и т. п.</text:span></text:p>
              </text:list-item>
              <text:list-item>
                <text:p text:style-name="P11"><text:span text:style-name="T8">Форматный ввод/вывод</text:span></text:p>
              </text:list-item>
              <text:list-item>
                <text:p text:style-name="P11"><text:span text:style-name="T8">Посимвольный ввод/вывод</text:span></text:p>
              </text:list-item>
              <text:list-item>
                <text:p text:style-name="P11"><text:span text:style-name="T8">Блочный ввод/вывод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text-style-name="P9" draw:layer="layout" svg:width="25.199cm" svg:height="1.872cm" svg:x="1.4cm" svg:y="0.628cm" presentation:class="title" presentation:user-transformed="true">
          <draw:text-box>
            <text:p text:style-name="P9"><text:span text:style-name="T7">Проверки класса символа: &lt;ctype.h&gt;</text:span></text:p>
          </draw:text-box>
        </draw:frame>
        <draw:frame presentation:style-name="pr4" draw:text-style-name="P11" draw:layer="layout" svg:width="25.199cm" svg:height="6cm" svg:x="1.4cm" svg:y="4.5cm" presentation:class="outline" presentation:user-transformed="true">
          <draw:text-box>
            <text:list text:style-name="L2">
              <text:list-item>
                <text:p text:style-name="P11"><text:span text:style-name="T8">Множество функций для проверки, относится ли данный симврл к буквам верхнего/нижнего регистра, цифрам, управляющим символам и т. п.</text:span></text:p>
              </text:list-item>
              <text:list-item>
                <text:p text:style-name="P11"><text:span text:style-name="T8">Преобразование в верхний/нижний регистр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5" draw:text-style-name="P9" draw:layer="layout" svg:width="25.199cm" svg:height="1.872cm" svg:x="1.4cm" svg:y="0.628cm" presentation:class="title" presentation:user-transformed="true">
          <draw:text-box>
            <text:p text:style-name="P9"><text:span text:style-name="T7">Работа со строками: &lt;string. h&gt;</text:span></text:p>
          </draw:text-box>
        </draw:frame>
        <draw:frame presentation:style-name="pr4" draw:text-style-name="P11" draw:layer="layout" svg:width="25.199cm" svg:height="9.415cm" svg:x="1.4cm" svg:y="4.585cm" presentation:class="outline" presentation:user-transformed="true">
          <draw:text-box>
            <text:list text:style-name="L2">
              <text:list-item>
                <text:p text:style-name="P11"><text:span text:style-name="T8">Копирование</text:span></text:p>
              </text:list-item>
              <text:list-item>
                <text:p text:style-name="P11"><text:span text:style-name="T8">Слияние</text:span></text:p>
              </text:list-item>
              <text:list-item>
                <text:p text:style-name="P11"><text:span text:style-name="T8">Сравнение</text:span></text:p>
              </text:list-item>
              <text:list-item>
                <text:p text:style-name="P11"><text:span text:style-name="T8">Поиск</text:span></text:p>
              </text:list-item>
              <text:list-item>
                <text:p text:style-name="P11"><text:span text:style-name="T8">Определение длины</text:span></text:p>
              </text:list-item>
              <text:list-item>
                <text:p text:style-name="P11"><text:span text:style-name="T8">Манипулирование массивами байтов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5" draw:text-style-name="P9" draw:layer="layout" svg:width="25.199cm" svg:height="1.872cm" svg:x="1.4cm" svg:y="0.628cm" presentation:class="title" presentation:user-transformed="true">
          <draw:text-box>
            <text:p text:style-name="P9"><text:span text:style-name="T7">Математические функции: &lt;math. h&gt;</text:span></text:p>
          </draw:text-box>
        </draw:frame>
        <draw:frame presentation:style-name="pr4" draw:text-style-name="P11" draw:layer="layout" svg:width="25.199cm" svg:height="10cm" svg:x="1.4cm" svg:y="5cm" presentation:class="outline" presentation:user-transformed="true">
          <draw:text-box>
            <text:list text:style-name="L2">
              <text:list-item>
                <text:p text:style-name="P11"><text:span text:style-name="T8">Трансцендентные функции</text:span></text:p>
              </text:list-item>
              <text:list-item>
                <text:p text:style-name="P11"><text:span text:style-name="T8">Округление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text-style-name="P9" draw:layer="layout" svg:width="25.199cm" svg:height="1.872cm" svg:x="1.4cm" svg:y="0.628cm" presentation:class="title" presentation:user-transformed="true">
          <draw:text-box>
            <text:p text:style-name="P9"><text:span text:style-name="T7">Функции общего назначения: &lt;stdlib. h&gt;</text:span></text:p>
          </draw:text-box>
        </draw:frame>
        <draw:frame presentation:style-name="pr4" draw:text-style-name="P11" draw:layer="layout" svg:width="25.199cm" svg:height="13cm" svg:x="1.4cm" svg:y="2.5cm" presentation:class="outline" presentation:user-transformed="true">
          <draw:text-box>
            <text:list text:style-name="L2">
              <text:list-item>
                <text:p text:style-name="P11"><text:span text:style-name="T8">Преобразование чисел разных типов, а также в/из строкового представления</text:span></text:p>
              </text:list-item>
              <text:list-item>
                <text:p text:style-name="P11"><text:span text:style-name="T8">Генератор псевдослучайных чисел</text:span></text:p>
              </text:list-item>
              <text:list-item>
                <text:p text:style-name="P11"><text:span text:style-name="T8">Работа с динамической памятью (выделение/удаление/перемещение блоков)</text:span></text:p>
              </text:list-item>
              <text:list-item>
                <text:p text:style-name="P11"><text:span text:style-name="T8">Завершение программы</text:span></text:p>
              </text:list-item>
              <text:list-item>
                <text:p text:style-name="P11"><text:span text:style-name="T8">Взаимодействие с операционной средой</text:span></text:p>
              </text:list-item>
              <text:list-item>
                <text:p text:style-name="P11"><text:span text:style-name="T8">Сортировка</text:span></text:p>
              </text:list-item>
              <text:list-item>
                <text:p text:style-name="P11"><text:span text:style-name="T8">Арифметические функции (абсолютное значение, деление с остатком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5" draw:text-style-name="P9" draw:layer="layout" svg:width="25.199cm" svg:height="1.872cm" svg:x="1.4cm" svg:y="0.628cm" presentation:class="title" presentation:user-transformed="true">
          <draw:text-box>
            <text:p text:style-name="P9"><text:span text:style-name="T7">Диагностика: &lt;assert. h&gt;</text:span>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8">Макрос </text:span><text:span text:style-name="T9">assert</text:span><text:span text:style-name="T8"> используется для включения в программу диагностических сообщений.</text:span></text:p>
              </text:list-item>
              <text:list-item>
                <text:p text:style-name="P11"><text:span text:style-name="T8">Если в момент включения файла </text:span><text:span text:style-name="T9">&lt;assert.h&gt;</text:span><text:span text:style-name="T8"> было определено имя </text:span><text:span text:style-name="T9">NDEBUG</text:span><text:span text:style-name="T8">, то макрос </text:span><text:span text:style-name="T9">assert</text:span><text:span text:style-name="T8"> игнорируется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9"><text:span text:style-name="T7">Списки аргументов переменной длины: &lt;stdarg.h&gt;</text:span></text:p>
          </draw:text-box>
        </draw:frame>
        <draw:frame presentation:style-name="pr4" draw:text-style-name="P11" draw:layer="layout" svg:width="25.199cm" svg:height="8.319cm" svg:x="1.4cm" svg:y="4.5cm" presentation:class="outline" presentation:user-transformed="true">
          <draw:text-box>
            <text:list text:style-name="L2">
              <text:list-item>
                <text:p text:style-name="P11"><text:span text:style-name="T8">Предоставляет средства для перебора аргументов функции, количество и типы которых заранее не известны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5" draw:text-style-name="P9" draw:layer="layout" svg:width="25.199cm" svg:height="1.872cm" svg:x="1.4cm" svg:y="0.628cm" presentation:class="title" presentation:user-transformed="true">
          <draw:text-box>
            <text:p text:style-name="P9"><text:span text:style-name="T7">Дальние переходы: &lt;setjmp. h&gt;</text:span></text:p>
          </draw:text-box>
        </draw:frame>
        <draw:frame presentation:style-name="pr4" draw:text-style-name="P11" draw:layer="layout" svg:width="25.199cm" svg:height="8.819cm" svg:x="1.4cm" svg:y="4cm" presentation:class="outline" presentation:user-transformed="true">
          <draw:text-box>
            <text:list text:style-name="L2">
              <text:list-item>
                <text:p text:style-name="P11"><text:span text:style-name="T8">Предоставляет способ отклониться от обычной последовательности "вызов — возврат"</text:span></text:p>
              </text:list-item>
              <text:list-item>
                <text:p text:style-name="P11"><text:span text:style-name="T8">Типичное применение: необходимость вернуться из "глубоко вложенного" вызова функции на верхний уровень, минуя промежуточные возвраты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9"><text:span text:style-name="T7">Сигналы: &lt;signal. h&gt;</text:span></text:p>
          </draw:text-box>
        </draw:frame>
        <draw:frame presentation:style-name="pr4" draw:text-style-name="P11" draw:layer="layout" svg:width="25.199cm" svg:height="7.819cm" svg:x="1.4cm" svg:y="5cm" presentation:class="outline" presentation:user-transformed="true">
          <draw:text-box>
            <text:list text:style-name="L2">
              <text:list-item>
                <text:p text:style-name="P11"><text:span text:style-name="T8">Предоставляет средства для обработки исключительных ситуаций, возникающих во время выполнения программы, таких как прерывание, вызванное внешним источником или ошибкой в вычислениях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Goudy Stout" svg:font-family="'Goudy Stou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01T12:32:15.294000000</dc:date>
    <meta:editing-duration>PT53M21S</meta:editing-duration>
    <meta:editing-cycles>15</meta:editing-cycles>
    <meta:generator>LibreOffice/7.4.5.1$Windows_X86_64 LibreOffice_project/9c0871452b3918c1019dde9bfac75448afc4b57f</meta:generator>
    <meta:document-statistic meta:object-count="76"/>
  </office:meta>
</office:document-meta>
</file>